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6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4:.C81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4:.C88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3:.C104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6])" office:value-type="float" office:value="5207.61" calcext:value-type="float">
            <text:p>5207.61</text:p>
          </table:table-cell>
          <table:table-cell table:formula="of:=SUM([.D1:.D106])" office:value-type="float" office:value="5207.61" calcext:value-type="float">
            <text:p>520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6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7];[.D127])" office:value-type="float" office:value="-636.52" calcext:value-type="float">
            <text:p>-636.52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default-cell-style-name="ce8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6:.C52])" office:value-type="float" office:value="870.12" calcext:value-type="float">
            <text:p>870.1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1])" office:value-type="float" office:value="2066.66" calcext:value-type="float">
            <text:p>2066.66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68:.C73])" office:value-type="float" office:value="-831.38" calcext:value-type="float">
            <text:p>-831.38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00-00-00</text:date>, <text:time style:data-style-name="N2" text:time-value="11:07:33.22740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1:07:57.620389644</dc:date>
    <meta:editing-duration>P2DT8H17M41S</meta:editing-duration>
    <meta:editing-cycles>301</meta:editing-cycles>
    <meta:generator>LibreOffice/6.0.7.3$Linux_X86_64 LibreOffice_project/00m0$Build-3</meta:generator>
    <meta:document-statistic meta:table-count="6" meta:cell-count="1054" meta:object-count="0"/>
  </office:meta>
</office:document-meta>
</file>